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Key </text:p>
          </table:table-cell>
          <table:table-cell table:style-name="ce1" office:value-type="string" calcext:value-type="string">
            <text:p>MIDI</text:p>
          </table:table-cell>
          <table:table-cell table:style-name="ce1" office:value-type="string" calcext:value-type="string">
            <text:p>Key #</text:p>
          </table:table-cell>
          <table:table-cell table:style-name="ce1" office:value-type="string" calcext:value-type="string">
            <text:p>1v Octave V</text:p>
          </table:table-cell>
          <table:table-cell table:style-name="ce1" office:value-type="string" calcext:value-type="string">
            <text:p>Expo Output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DAC VALUE</text:p>
          </table:table-cell>
          <table:table-cell table:style-name="ce3" office:value-type="string" calcext:value-type="string">
            <text:p>Table Index</text:p>
          </table:table-cell>
          <table:table-cell table:style-name="ce3" office:value-type="string" calcext:value-type="string">
            <text:p>Major</text:p>
          </table:table-cell>
          <table:table-cell table:style-name="ce3" office:value-type="string" calcext:value-type="string">
            <text:p>Minor</text:p>
          </table:table-cell>
          <table:table-cell table:style-name="ce3" office:value-type="string" calcext:value-type="string">
            <text:p>Blues</text:p>
          </table:table-cell>
          <table:table-cell table:style-name="ce3" office:value-type="string" calcext:value-type="string">
            <text:p>Phrygian</text:p>
          </table:table-cell>
          <table:table-cell table:style-name="ce3" office:value-type="string" calcext:value-type="string">
            <text:p>Lydian</text:p>
          </table:table-cell>
          <table:table-cell table:style-name="ce3" office:value-type="string" calcext:value-type="string">
            <text:p>Dorian</text:p>
          </table:table-cell>
        </table:table-row>
        <table:table-row table:style-name="ro1">
          <table:table-cell table:style-name="ce2" office:value-type="string" calcext:value-type="string">
            <text:p>C0 no es C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float" office:value="0.1655" calcext:value-type="float">
            <text:p>0.1655</text:p>
          </table:table-cell>
          <table:table-cell table:style-name="ce2" office:value-type="float" office:value="65.4078" calcext:value-type="float">
            <text:p>65.4078</text:p>
          </table:table-cell>
          <table:table-cell table:formula="of:=ROUND(([.E2]*4095)/5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string" calcext:value-type="string">
            <text:p>C#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67" calcext:value-type="float">
            <text:p>0.1667</text:p>
          </table:table-cell>
          <table:table-cell table:style-name="ce2" office:value-type="float" office:value="0.1754" calcext:value-type="float">
            <text:p>0.1754</text:p>
          </table:table-cell>
          <table:table-cell table:style-name="ce2" office:value-type="float" office:value="69.2971" calcext:value-type="float">
            <text:p>69.2971</text:p>
          </table:table-cell>
          <table:table-cell table:formula="of:=ROUND(([.E3]*4095)/5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858" calcext:value-type="float">
            <text:p>0.1858</text:p>
          </table:table-cell>
          <table:table-cell table:style-name="ce2" office:value-type="float" office:value="73.4177" calcext:value-type="float">
            <text:p>73.4177</text:p>
          </table:table-cell>
          <table:table-cell table:formula="of:=ROUND(([.E4]*4095)/5)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>
            <text:p>D#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333" calcext:value-type="float">
            <text:p>0.3333</text:p>
          </table:table-cell>
          <table:table-cell table:style-name="ce2" office:value-type="float" office:value="0.1969" calcext:value-type="float">
            <text:p>0.1969</text:p>
          </table:table-cell>
          <table:table-cell table:style-name="ce2" office:value-type="float" office:value="77.7834" calcext:value-type="float">
            <text:p>77.7834</text:p>
          </table:table-cell>
          <table:table-cell table:formula="of:=ROUND(([.E5]*4095)/5)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167" calcext:value-type="float">
            <text:p>0.4167</text:p>
          </table:table-cell>
          <table:table-cell table:style-name="ce2" office:value-type="float" office:value="0.2086" calcext:value-type="float">
            <text:p>0.2086</text:p>
          </table:table-cell>
          <table:table-cell table:style-name="ce2" office:value-type="float" office:value="82.4086" calcext:value-type="float">
            <text:p>82.4086</text:p>
          </table:table-cell>
          <table:table-cell table:formula="of:=ROUND(([.E6]*4095)/5)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87.3089" calcext:value-type="float">
            <text:p>87.3089</text:p>
          </table:table-cell>
          <table:table-cell table:formula="of:=ROUND(([.E7]*4095)/5)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string" calcext:value-type="string">
            <text:p>F#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833" calcext:value-type="float">
            <text:p>0.5833</text:p>
          </table:table-cell>
          <table:table-cell table:style-name="ce2" office:value-type="float" office:value="0.2341" calcext:value-type="float">
            <text:p>0.2341</text:p>
          </table:table-cell>
          <table:table-cell table:style-name="ce2" office:value-type="float" office:value="92.5005" calcext:value-type="float">
            <text:p>92.5005</text:p>
          </table:table-cell>
          <table:table-cell table:formula="of:=ROUND(([.E8]*4095)/5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2" office:value-type="string" calcext:value-type="string">
            <text:p>G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98.0009" calcext:value-type="float">
            <text:p>98.0009</text:p>
          </table:table-cell>
          <table:table-cell table:formula="of:=ROUND(([.E9]*4095)/5)"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string" calcext:value-type="string">
            <text:p>G#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2628" calcext:value-type="float">
            <text:p>0.2628</text:p>
          </table:table-cell>
          <table:table-cell table:style-name="ce2" office:value-type="float" office:value="103.8284" calcext:value-type="float">
            <text:p>103.8284</text:p>
          </table:table-cell>
          <table:table-cell table:formula="of:=ROUND(([.E10]*4095)/5)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333" calcext:value-type="float">
            <text:p>0.8333</text:p>
          </table:table-cell>
          <table:table-cell table:style-name="ce2" office:value-type="float" office:value="0.2784" calcext:value-type="float">
            <text:p>0.2784</text:p>
          </table:table-cell>
          <table:table-cell table:style-name="ce2" office:value-type="float" office:value="110.0023" calcext:value-type="float">
            <text:p>110.0023</text:p>
          </table:table-cell>
          <table:table-cell table:formula="of:=ROUND(([.E11]*4095)/5)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string" calcext:value-type="string">
            <text:p>A#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9167" calcext:value-type="float">
            <text:p>0.9167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116.5434" calcext:value-type="float">
            <text:p>116.5434</text:p>
          </table:table-cell>
          <table:table-cell table:formula="of:=ROUND(([.E12]*4095)/5)"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42" calcext:value-type="float">
            <text:p>242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123.4734" calcext:value-type="float">
            <text:p>123.4734</text:p>
          </table:table-cell>
          <table:table-cell table:formula="of:=ROUND(([.E13]*4095)/5)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0833" calcext:value-type="float">
            <text:p>1.0833</text:p>
          </table:table-cell>
          <table:table-cell table:style-name="ce2" office:value-type="float" office:value="0.3311" calcext:value-type="float">
            <text:p>0.3311</text:p>
          </table:table-cell>
          <table:table-cell table:style-name="ce2" office:value-type="float" office:value="130.8155" calcext:value-type="float">
            <text:p>130.8155</text:p>
          </table:table-cell>
          <table:table-cell table:formula="of:=ROUND(([.E14]*4095)/5)"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string" calcext:value-type="string">
            <text:p>C#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1667" calcext:value-type="float">
            <text:p>1.1667</text:p>
          </table:table-cell>
          <table:table-cell table:style-name="ce2" office:value-type="float" office:value="0.3508" calcext:value-type="float">
            <text:p>0.3508</text:p>
          </table:table-cell>
          <table:table-cell table:style-name="ce2" office:value-type="float" office:value="138.5942" calcext:value-type="float">
            <text:p>138.5942</text:p>
          </table:table-cell>
          <table:table-cell table:formula="of:=ROUND(([.E15]*4095)/5)"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3716" calcext:value-type="float">
            <text:p>0.3716</text:p>
          </table:table-cell>
          <table:table-cell table:style-name="ce2" office:value-type="float" office:value="146.8355" calcext:value-type="float">
            <text:p>146.8355</text:p>
          </table:table-cell>
          <table:table-cell table:formula="of:=ROUND(([.E16]*4095)/5)"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/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table:style-name="ce2" office:value-type="string" calcext:value-type="string">
            <text:p>D#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3333" calcext:value-type="float">
            <text:p>1.3333</text:p>
          </table:table-cell>
          <table:table-cell table:style-name="ce2" office:value-type="float" office:value="0.3937" calcext:value-type="float">
            <text:p>0.3937</text:p>
          </table:table-cell>
          <table:table-cell table:style-name="ce2" office:value-type="float" office:value="155.5668" calcext:value-type="float">
            <text:p>155.5668</text:p>
          </table:table-cell>
          <table:table-cell table:formula="of:=ROUND(([.E17]*4095)/5)"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322" calcext:value-type="float">
            <text:p>322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4167" calcext:value-type="float">
            <text:p>1.4167</text:p>
          </table:table-cell>
          <table:table-cell table:style-name="ce2" office:value-type="float" office:value="0.4171" calcext:value-type="float">
            <text:p>0.4171</text:p>
          </table:table-cell>
          <table:table-cell table:style-name="ce2" office:value-type="float" office:value="164.8172" calcext:value-type="float">
            <text:p>164.8172</text:p>
          </table:table-cell>
          <table:table-cell table:formula="of:=ROUND(([.E18]*4095)/5)"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4419" calcext:value-type="float">
            <text:p>0.4419</text:p>
          </table:table-cell>
          <table:table-cell table:style-name="ce2" office:value-type="float" office:value="174.6178" calcext:value-type="float">
            <text:p>174.6178</text:p>
          </table:table-cell>
          <table:table-cell table:formula="of:=ROUND(([.E19]*4095)/5)"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362" calcext:value-type="float">
            <text:p>362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2" office:value-type="string" calcext:value-type="string">
            <text:p>F#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833" calcext:value-type="float">
            <text:p>1.5833</text:p>
          </table:table-cell>
          <table:table-cell table:style-name="ce2" office:value-type="float" office:value="0.4682" calcext:value-type="float">
            <text:p>0.4682</text:p>
          </table:table-cell>
          <table:table-cell table:style-name="ce2" office:value-type="float" office:value="185.0011" calcext:value-type="float">
            <text:p>185.0011</text:p>
          </table:table-cell>
          <table:table-cell table:formula="of:=ROUND(([.E20]*4095)/5)"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6667" calcext:value-type="float">
            <text:p>1.6667</text:p>
          </table:table-cell>
          <table:table-cell table:style-name="ce2" office:value-type="float" office:value="0.4961" calcext:value-type="float">
            <text:p>0.4961</text:p>
          </table:table-cell>
          <table:table-cell table:style-name="ce2" office:value-type="float" office:value="196.0018" calcext:value-type="float">
            <text:p>196.0018</text:p>
          </table:table-cell>
          <table:table-cell table:formula="of:=ROUND(([.E21]*4095)/5)"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406" calcext:value-type="float">
            <text:p>406</text:p>
          </table:table-cell>
        </table:table-row>
        <table:table-row table:style-name="ro1">
          <table:table-cell table:style-name="ce2" office:value-type="string" calcext:value-type="string">
            <text:p>G#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5256" calcext:value-type="float">
            <text:p>0.5256</text:p>
          </table:table-cell>
          <table:table-cell table:style-name="ce2" office:value-type="float" office:value="207.6567" calcext:value-type="float">
            <text:p>207.6567</text:p>
          </table:table-cell>
          <table:table-cell table:formula="of:=ROUND(([.E22]*4095)/5)"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8333" calcext:value-type="float">
            <text:p>1.8333</text:p>
          </table:table-cell>
          <table:table-cell table:style-name="ce2" office:value-type="float" office:value="0.5568" calcext:value-type="float">
            <text:p>0.5568</text:p>
          </table:table-cell>
          <table:table-cell table:style-name="ce2" office:value-type="float" office:value="220.0046" calcext:value-type="float">
            <text:p>220.0046</text:p>
          </table:table-cell>
          <table:table-cell table:formula="of:=ROUND(([.E23]*4095)/5)"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table:style-name="ce2" office:value-type="string" calcext:value-type="string">
            <text:p>A#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9167" calcext:value-type="float">
            <text:p>1.9167</text:p>
          </table:table-cell>
          <table:table-cell table:style-name="ce2" office:value-type="float" office:value="0.5899" calcext:value-type="float">
            <text:p>0.5899</text:p>
          </table:table-cell>
          <table:table-cell table:style-name="ce2" office:value-type="float" office:value="233.0868" calcext:value-type="float">
            <text:p>233.0868</text:p>
          </table:table-cell>
          <table:table-cell table:formula="of:=ROUND(([.E24]*4095)/5)"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483" calcext:value-type="float">
            <text:p>483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246.9468" calcext:value-type="float">
            <text:p>246.9468</text:p>
          </table:table-cell>
          <table:table-cell table:formula="of:=ROUND(([.E25]*4095)/5)"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.0833" calcext:value-type="float">
            <text:p>2.0833</text:p>
          </table:table-cell>
          <table:table-cell table:style-name="ce2" office:value-type="float" office:value="0.6622" calcext:value-type="float">
            <text:p>0.6622</text:p>
          </table:table-cell>
          <table:table-cell table:style-name="ce2" office:value-type="float" office:value="261.6311" calcext:value-type="float">
            <text:p>261.6311</text:p>
          </table:table-cell>
          <table:table-cell table:formula="of:=ROUND(([.E26]*4095)/5)"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542" calcext:value-type="float">
            <text:p>542</text:p>
          </table:table-cell>
        </table:table-row>
        <table:table-row table:style-name="ro1">
          <table:table-cell table:style-name="ce2" office:value-type="string" calcext:value-type="string">
            <text:p>C#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.1667" calcext:value-type="float">
            <text:p>2.1667</text:p>
          </table:table-cell>
          <table:table-cell table:style-name="ce2" office:value-type="float" office:value="0.7015" calcext:value-type="float">
            <text:p>0.7015</text:p>
          </table:table-cell>
          <table:table-cell table:style-name="ce2" office:value-type="float" office:value="277.1885" calcext:value-type="float">
            <text:p>277.1885</text:p>
          </table:table-cell>
          <table:table-cell table:formula="of:=ROUND(([.E27]*4095)/5)"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0.7433" calcext:value-type="float">
            <text:p>0.7433</text:p>
          </table:table-cell>
          <table:table-cell table:style-name="ce2" office:value-type="float" office:value="293.6709" calcext:value-type="float">
            <text:p>293.6709</text:p>
          </table:table-cell>
          <table:table-cell table:formula="of:=ROUND(([.E28]*4095)/5)"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09" calcext:value-type="float">
            <text:p>609</text:p>
          </table:table-cell>
          <table:table-cell table:number-columns-repeated="2"/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 table:style-name="ce2" office:value-type="string" calcext:value-type="string">
            <text:p>D#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.3333" calcext:value-type="float">
            <text:p>2.3333</text:p>
          </table:table-cell>
          <table:table-cell table:style-name="ce2" office:value-type="float" office:value="0.7875" calcext:value-type="float">
            <text:p>0.7875</text:p>
          </table:table-cell>
          <table:table-cell table:style-name="ce2" office:value-type="float" office:value="311.1335" calcext:value-type="float">
            <text:p>311.1335</text:p>
          </table:table-cell>
          <table:table-cell table:formula="of:=ROUND(([.E29]*4095)/5)"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645" calcext:value-type="float">
            <text:p>645</text:p>
          </table:table-cell>
          <table:table-cell/>
          <table:table-cell office:value-type="float" office:value="645" calcext:value-type="float">
            <text:p>645</text:p>
          </table:table-cell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.4167" calcext:value-type="float">
            <text:p>2.4167</text:p>
          </table:table-cell>
          <table:table-cell table:style-name="ce2" office:value-type="float" office:value="0.8343" calcext:value-type="float">
            <text:p>0.8343</text:p>
          </table:table-cell>
          <table:table-cell table:style-name="ce2" office:value-type="float" office:value="329.6345" calcext:value-type="float">
            <text:p>329.6345</text:p>
          </table:table-cell>
          <table:table-cell table:formula="of:=ROUND(([.E30]*4095)/5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8839" calcext:value-type="float">
            <text:p>0.8839</text:p>
          </table:table-cell>
          <table:table-cell table:style-name="ce2" office:value-type="float" office:value="349.2356" calcext:value-type="float">
            <text:p>349.2356</text:p>
          </table:table-cell>
          <table:table-cell table:formula="of:=ROUND(([.E31]*4095)/5)" office:value-type="float" office:value="724" calcext:value-type="float">
            <text:p>7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724" calcext:value-type="float">
            <text:p>724</text:p>
          </table:table-cell>
          <table:table-cell/>
          <table:table-cell office:value-type="float" office:value="724" calcext:value-type="float">
            <text:p>724</text:p>
          </table:table-cell>
        </table:table-row>
        <table:table-row table:style-name="ro1">
          <table:table-cell table:style-name="ce2" office:value-type="string" calcext:value-type="string">
            <text:p>F#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.5833" calcext:value-type="float">
            <text:p>2.5833</text:p>
          </table:table-cell>
          <table:table-cell table:style-name="ce2" office:value-type="float" office:value="0.9364" calcext:value-type="float">
            <text:p>0.9364</text:p>
          </table:table-cell>
          <table:table-cell table:style-name="ce2" office:value-type="float" office:value="370.0022" calcext:value-type="float">
            <text:p>370.0022</text:p>
          </table:table-cell>
          <table:table-cell table:formula="of:=ROUND(([.E32]*4095)/5)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6667" calcext:value-type="float">
            <text:p>2.6667</text:p>
          </table:table-cell>
          <table:table-cell table:style-name="ce2" office:value-type="float" office:value="0.9921" calcext:value-type="float">
            <text:p>0.9921</text:p>
          </table:table-cell>
          <table:table-cell table:style-name="ce2" office:value-type="float" office:value="392.0037" calcext:value-type="float">
            <text:p>392.0037</text:p>
          </table:table-cell>
          <table:table-cell table:formula="of:=ROUND(([.E33]*4095)/5)" office:value-type="float" office:value="813" calcext:value-type="float">
            <text:p>81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813" calcext:value-type="float">
            <text:p>813</text:p>
          </table:table-cell>
        </table:table-row>
        <table:table-row table:style-name="ro1">
          <table:table-cell table:style-name="ce2" office:value-type="string" calcext:value-type="string">
            <text:p>G#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1.0511" calcext:value-type="float">
            <text:p>1.0511</text:p>
          </table:table-cell>
          <table:table-cell table:style-name="ce2" office:value-type="float" office:value="415.3134" calcext:value-type="float">
            <text:p>415.3134</text:p>
          </table:table-cell>
          <table:table-cell table:formula="of:=ROUND(([.E34]*4095)/5)"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.8333" calcext:value-type="float">
            <text:p>2.8333</text:p>
          </table:table-cell>
          <table:table-cell table:style-name="ce2" office:value-type="float" office:value="1.1136" calcext:value-type="float">
            <text:p>1.1136</text:p>
          </table:table-cell>
          <table:table-cell table:style-name="ce2" office:value-type="float" office:value="440.0092" calcext:value-type="float">
            <text:p>440.0092</text:p>
          </table:table-cell>
          <table:table-cell table:formula="of:=ROUND(([.E35]*4095)/5)"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table:number-columns-repeated="2" office:value-type="float" office:value="912" calcext:value-type="float">
            <text:p>912</text:p>
          </table:table-cell>
        </table:table-row>
        <table:table-row table:style-name="ro1">
          <table:table-cell table:style-name="ce2" office:value-type="string" calcext:value-type="string">
            <text:p>A#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.9167" calcext:value-type="float">
            <text:p>2.9167</text:p>
          </table:table-cell>
          <table:table-cell table:style-name="ce2" office:value-type="float" office:value="1.1798" calcext:value-type="float">
            <text:p>1.1798</text:p>
          </table:table-cell>
          <table:table-cell table:style-name="ce2" office:value-type="float" office:value="466.1736" calcext:value-type="float">
            <text:p>466.1736</text:p>
          </table:table-cell>
          <table:table-cell table:formula="of:=ROUND(([.E36]*4095)/5)"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493.8937" calcext:value-type="float">
            <text:p>493.8937</text:p>
          </table:table-cell>
          <table:table-cell table:formula="of:=ROUND(([.E37]*4095)/5)"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0833" calcext:value-type="float">
            <text:p>3.0833</text:p>
          </table:table-cell>
          <table:table-cell table:style-name="ce2" office:value-type="float" office:value="1.3243" calcext:value-type="float">
            <text:p>1.3243</text:p>
          </table:table-cell>
          <table:table-cell table:style-name="ce2" office:value-type="float" office:value="523.2621" calcext:value-type="float">
            <text:p>523.2621</text:p>
          </table:table-cell>
          <table:table-cell table:formula="of:=ROUND(([.E38]*4095)/5)" office:value-type="float" office:value="1085" calcext:value-type="float">
            <text:p>1085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1085" calcext:value-type="float">
            <text:p>1085</text:p>
          </table:table-cell>
        </table:table-row>
        <table:table-row table:style-name="ro1">
          <table:table-cell table:style-name="ce2" office:value-type="string" calcext:value-type="string">
            <text:p>C#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1667" calcext:value-type="float">
            <text:p>3.1667</text:p>
          </table:table-cell>
          <table:table-cell table:style-name="ce2" office:value-type="float" office:value="1.4031" calcext:value-type="float">
            <text:p>1.4031</text:p>
          </table:table-cell>
          <table:table-cell table:style-name="ce2" office:value-type="float" office:value="554.3769" calcext:value-type="float">
            <text:p>554.3769</text:p>
          </table:table-cell>
          <table:table-cell table:formula="of:=ROUND(([.E39]*4095)/5)" office:value-type="float" office:value="1149" calcext:value-type="float">
            <text:p>11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.4865" calcext:value-type="float">
            <text:p>1.4865</text:p>
          </table:table-cell>
          <table:table-cell table:style-name="ce2" office:value-type="float" office:value="587.3419" calcext:value-type="float">
            <text:p>587.3419</text:p>
          </table:table-cell>
          <table:table-cell table:formula="of:=ROUND(([.E40]*4095)/5)" office:value-type="float" office:value="1217" calcext:value-type="float">
            <text:p>12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17" calcext:value-type="float">
            <text:p>1217</text:p>
          </table:table-cell>
          <table:table-cell table:number-columns-repeated="2"/>
          <table:table-cell table:number-columns-repeated="2" office:value-type="float" office:value="1217" calcext:value-type="float">
            <text:p>1217</text:p>
          </table:table-cell>
        </table:table-row>
        <table:table-row table:style-name="ro1">
          <table:table-cell table:style-name="ce2" office:value-type="string" calcext:value-type="string">
            <text:p>D#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3333" calcext:value-type="float">
            <text:p>3.3333</text:p>
          </table:table-cell>
          <table:table-cell table:style-name="ce2" office:value-type="float" office:value="1.5749" calcext:value-type="float">
            <text:p>1.5749</text:p>
          </table:table-cell>
          <table:table-cell table:style-name="ce2" office:value-type="float" office:value="622.267" calcext:value-type="float">
            <text:p>622.267</text:p>
          </table:table-cell>
          <table:table-cell table:formula="of:=ROUND(([.E41]*4095)/5)" office:value-type="float" office:value="1290" calcext:value-type="float">
            <text:p>1290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1290" calcext:value-type="float">
            <text:p>1290</text:p>
          </table:table-cell>
          <table:table-cell/>
          <table:table-cell office:value-type="float" office:value="1290" calcext:value-type="float">
            <text:p>1290</text:p>
          </table:table-cell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4167" calcext:value-type="float">
            <text:p>3.4167</text:p>
          </table:table-cell>
          <table:table-cell table:style-name="ce2" office:value-type="float" office:value="1.6685" calcext:value-type="float">
            <text:p>1.6685</text:p>
          </table:table-cell>
          <table:table-cell table:style-name="ce2" office:value-type="float" office:value="659.269" calcext:value-type="float">
            <text:p>659.269</text:p>
          </table:table-cell>
          <table:table-cell table:formula="of:=ROUND(([.E42]*4095)/5)" office:value-type="float" office:value="1367" calcext:value-type="float">
            <text:p>1367</text:p>
          </table:table-cell>
          <table:table-cell office:value-type="float" office:value="40" calcext:value-type="float">
            <text:p>40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7678" calcext:value-type="float">
            <text:p>1.7678</text:p>
          </table:table-cell>
          <table:table-cell table:style-name="ce2" office:value-type="float" office:value="698.4711" calcext:value-type="float">
            <text:p>698.4711</text:p>
          </table:table-cell>
          <table:table-cell table:formula="of:=ROUND(([.E43]*4095)/5)" office:value-type="float" office:value="1448" calcext:value-type="float">
            <text:p>144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448" calcext:value-type="float">
            <text:p>1448</text:p>
          </table:table-cell>
          <table:table-cell/>
          <table:table-cell office:value-type="float" office:value="1448" calcext:value-type="float">
            <text:p>1448</text:p>
          </table:table-cell>
        </table:table-row>
        <table:table-row table:style-name="ro1">
          <table:table-cell table:style-name="ce2" office:value-type="string" calcext:value-type="string">
            <text:p>F#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5833" calcext:value-type="float">
            <text:p>3.5833</text:p>
          </table:table-cell>
          <table:table-cell table:style-name="ce2" office:value-type="float" office:value="1.8729" calcext:value-type="float">
            <text:p>1.8729</text:p>
          </table:table-cell>
          <table:table-cell table:style-name="ce2" office:value-type="float" office:value="740.0044" calcext:value-type="float">
            <text:p>740.0044</text:p>
          </table:table-cell>
          <table:table-cell table:formula="of:=ROUND(([.E44]*4095)/5)" office:value-type="float" office:value="1534" calcext:value-type="float">
            <text:p>153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534" calcext:value-type="float">
            <text:p>1534</text:p>
          </table:table-cell>
          <table:table-cell/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6667" calcext:value-type="float">
            <text:p>3.6667</text:p>
          </table:table-cell>
          <table:table-cell table:style-name="ce2" office:value-type="float" office:value="1.9843" calcext:value-type="float">
            <text:p>1.9843</text:p>
          </table:table-cell>
          <table:table-cell table:style-name="ce2" office:value-type="float" office:value="784.0073" calcext:value-type="float">
            <text:p>784.0073</text:p>
          </table:table-cell>
          <table:table-cell table:formula="of:=ROUND(([.E45]*4095)/5)" office:value-type="float" office:value="1625" calcext:value-type="float">
            <text:p>1625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1625" calcext:value-type="float">
            <text:p>1625</text:p>
          </table:table-cell>
        </table:table-row>
        <table:table-row table:style-name="ro1">
          <table:table-cell table:style-name="ce2" office:value-type="string" calcext:value-type="string">
            <text:p>G#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2.1022" calcext:value-type="float">
            <text:p>2.1022</text:p>
          </table:table-cell>
          <table:table-cell table:style-name="ce2" office:value-type="float" office:value="830.6268" calcext:value-type="float">
            <text:p>830.6268</text:p>
          </table:table-cell>
          <table:table-cell table:formula="of:=ROUND(([.E46]*4095)/5)" office:value-type="float" office:value="1722" calcext:value-type="float">
            <text:p>172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.8333" calcext:value-type="float">
            <text:p>3.8333</text:p>
          </table:table-cell>
          <table:table-cell table:style-name="ce2" office:value-type="float" office:value="2.2272" calcext:value-type="float">
            <text:p>2.2272</text:p>
          </table:table-cell>
          <table:table-cell table:style-name="ce2" office:value-type="float" office:value="880.0185" calcext:value-type="float">
            <text:p>880.0185</text:p>
          </table:table-cell>
          <table:table-cell table:formula="of:=ROUND(([.E47]*4095)/5)" office:value-type="float" office:value="1824" calcext:value-type="float">
            <text:p>1824</text:p>
          </table:table-cell>
          <table:table-cell office:value-type="float" office:value="45" calcext:value-type="float">
            <text:p>45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table:number-columns-repeated="2" office:value-type="float" office:value="1824" calcext:value-type="float">
            <text:p>1824</text:p>
          </table:table-cell>
        </table:table-row>
        <table:table-row table:style-name="ro1">
          <table:table-cell table:style-name="ce2" office:value-type="string" calcext:value-type="string">
            <text:p>A#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.9167" calcext:value-type="float">
            <text:p>3.9167</text:p>
          </table:table-cell>
          <table:table-cell table:style-name="ce2" office:value-type="float" office:value="2.3597" calcext:value-type="float">
            <text:p>2.3597</text:p>
          </table:table-cell>
          <table:table-cell table:style-name="ce2" office:value-type="float" office:value="932.3471" calcext:value-type="float">
            <text:p>932.3471</text:p>
          </table:table-cell>
          <table:table-cell table:formula="of:=ROUND(([.E48]*4095)/5)" office:value-type="float" office:value="1933" calcext:value-type="float">
            <text:p>1933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1933" calcext:value-type="float">
            <text:p>1933</text:p>
          </table:table-cell>
          <table:table-cell/>
          <table:table-cell office:value-type="float" office:value="1933" calcext:value-type="float">
            <text:p>1933</text:p>
          </table:table-cell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87.7874" calcext:value-type="float">
            <text:p>987.7874</text:p>
          </table:table-cell>
          <table:table-cell table:formula="of:=ROUND(([.E49]*4095)/5)" office:value-type="float" office:value="2048" calcext:value-type="float">
            <text:p>2048</text:p>
          </table:table-cell>
          <table:table-cell office:value-type="float" office:value="47" calcext:value-type="float">
            <text:p>47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0833" calcext:value-type="float">
            <text:p>4.0833</text:p>
          </table:table-cell>
          <table:table-cell table:style-name="ce2" office:value-type="float" office:value="2.6487" calcext:value-type="float">
            <text:p>2.6487</text:p>
          </table:table-cell>
          <table:table-cell table:style-name="ce2" office:value-type="float" office:value="1046.5242" calcext:value-type="float">
            <text:p>1046.5242</text:p>
          </table:table-cell>
          <table:table-cell table:formula="of:=ROUND(([.E50]*4095)/5)" office:value-type="float" office:value="2169" calcext:value-type="float">
            <text:p>2169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169" calcext:value-type="float">
            <text:p>2169</text:p>
          </table:table-cell>
        </table:table-row>
        <table:table-row table:style-name="ro1">
          <table:table-cell table:style-name="ce2" office:value-type="string" calcext:value-type="string">
            <text:p>C#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.1667" calcext:value-type="float">
            <text:p>4.1667</text:p>
          </table:table-cell>
          <table:table-cell table:style-name="ce2" office:value-type="float" office:value="2.8062" calcext:value-type="float">
            <text:p>2.8062</text:p>
          </table:table-cell>
          <table:table-cell table:style-name="ce2" office:value-type="float" office:value="1108.7538" calcext:value-type="float">
            <text:p>1108.7538</text:p>
          </table:table-cell>
          <table:table-cell table:formula="of:=ROUND(([.E51]*4095)/5)" office:value-type="float" office:value="2298" calcext:value-type="float">
            <text:p>2298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.973" calcext:value-type="float">
            <text:p>2.973</text:p>
          </table:table-cell>
          <table:table-cell table:style-name="ce2" office:value-type="float" office:value="1174.6838" calcext:value-type="float">
            <text:p>1174.6838</text:p>
          </table:table-cell>
          <table:table-cell table:formula="of:=ROUND(([.E52]*4095)/5)" office:value-type="float" office:value="2435" calcext:value-type="float">
            <text:p>24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35" calcext:value-type="float">
            <text:p>2435</text:p>
          </table:table-cell>
          <table:table-cell table:number-columns-repeated="2"/>
          <table:table-cell table:number-columns-repeated="2" office:value-type="float" office:value="2435" calcext:value-type="float">
            <text:p>2435</text:p>
          </table:table-cell>
        </table:table-row>
        <table:table-row table:style-name="ro1">
          <table:table-cell table:style-name="ce2" office:value-type="string" calcext:value-type="string">
            <text:p>D#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.3333" calcext:value-type="float">
            <text:p>4.3333</text:p>
          </table:table-cell>
          <table:table-cell table:style-name="ce2" office:value-type="float" office:value="3.1498" calcext:value-type="float">
            <text:p>3.1498</text:p>
          </table:table-cell>
          <table:table-cell table:style-name="ce2" office:value-type="float" office:value="1244.5341" calcext:value-type="float">
            <text:p>1244.5341</text:p>
          </table:table-cell>
          <table:table-cell table:formula="of:=ROUND(([.E53]*4095)/5)"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2580" calcext:value-type="float">
            <text:p>2580</text:p>
          </table:table-cell>
          <table:table-cell/>
          <table:table-cell office:value-type="float" office:value="2580" calcext:value-type="float">
            <text:p>2580</text:p>
          </table:table-cell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.4167" calcext:value-type="float">
            <text:p>4.4167</text:p>
          </table:table-cell>
          <table:table-cell table:style-name="ce2" office:value-type="float" office:value="3.3371" calcext:value-type="float">
            <text:p>3.3371</text:p>
          </table:table-cell>
          <table:table-cell table:style-name="ce2" office:value-type="float" office:value="1318.5379" calcext:value-type="float">
            <text:p>1318.5379</text:p>
          </table:table-cell>
          <table:table-cell table:formula="of:=ROUND(([.E54]*4095)/5)" office:value-type="float" office:value="2733" calcext:value-type="float">
            <text:p>2733</text:p>
          </table:table-cell>
          <table:table-cell office:value-type="float" office:value="52" calcext:value-type="float">
            <text:p>52</text:p>
          </table:table-cell>
          <table:table-cell office:value-type="float" office:value="2733" calcext:value-type="float">
            <text:p>2733</text:p>
          </table:table-cell>
          <table:table-cell table:number-columns-repeated="3"/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5355" calcext:value-type="float">
            <text:p>3.5355</text:p>
          </table:table-cell>
          <table:table-cell table:style-name="ce2" office:value-type="float" office:value="1396.9423" calcext:value-type="float">
            <text:p>1396.9423</text:p>
          </table:table-cell>
          <table:table-cell table:formula="of:=ROUND(([.E55]*4095)/5)" office:value-type="float" office:value="2896" calcext:value-type="float">
            <text:p>289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2896" calcext:value-type="float">
            <text:p>2896</text:p>
          </table:table-cell>
          <table:table-cell/>
          <table:table-cell office:value-type="float" office:value="2896" calcext:value-type="float">
            <text:p>2896</text:p>
          </table:table-cell>
        </table:table-row>
        <table:table-row table:style-name="ro1">
          <table:table-cell table:style-name="ce2" office:value-type="string" calcext:value-type="string">
            <text:p>F#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.5833" calcext:value-type="float">
            <text:p>4.5833</text:p>
          </table:table-cell>
          <table:table-cell table:style-name="ce2" office:value-type="float" office:value="3.7458" calcext:value-type="float">
            <text:p>3.7458</text:p>
          </table:table-cell>
          <table:table-cell table:style-name="ce2" office:value-type="float" office:value="1480.0088" calcext:value-type="float">
            <text:p>1480.0088</text:p>
          </table:table-cell>
          <table:table-cell table:formula="of:=ROUND(([.E56]*4095)/5)" office:value-type="float" office:value="3068" calcext:value-type="float">
            <text:p>306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68" calcext:value-type="float">
            <text:p>3068</text:p>
          </table:table-cell>
          <table:table-cell/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.6667" calcext:value-type="float">
            <text:p>4.6667</text:p>
          </table:table-cell>
          <table:table-cell table:style-name="ce2" office:value-type="float" office:value="3.9685" calcext:value-type="float">
            <text:p>3.9685</text:p>
          </table:table-cell>
          <table:table-cell table:style-name="ce2" office:value-type="float" office:value="1568.0147" calcext:value-type="float">
            <text:p>1568.0147</text:p>
          </table:table-cell>
          <table:table-cell table:formula="of:=ROUND(([.E57]*4095)/5)" office:value-type="float" office:value="3250" calcext:value-type="float">
            <text:p>325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3250" calcext:value-type="float">
            <text:p>3250</text:p>
          </table:table-cell>
        </table:table-row>
        <table:table-row table:style-name="ro1">
          <table:table-cell table:style-name="ce2" office:value-type="string" calcext:value-type="string">
            <text:p>G#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4.2045" calcext:value-type="float">
            <text:p>4.2045</text:p>
          </table:table-cell>
          <table:table-cell table:style-name="ce2" office:value-type="float" office:value="1661.2537" calcext:value-type="float">
            <text:p>1661.2537</text:p>
          </table:table-cell>
          <table:table-cell table:formula="of:=ROUND(([.E58]*4095)/5)" office:value-type="float" office:value="3443" calcext:value-type="float">
            <text:p>344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.8333" calcext:value-type="float">
            <text:p>4.8333</text:p>
          </table:table-cell>
          <table:table-cell table:style-name="ce2" office:value-type="float" office:value="4.4545" calcext:value-type="float">
            <text:p>4.4545</text:p>
          </table:table-cell>
          <table:table-cell table:style-name="ce2" office:value-type="float" office:value="1760.037" calcext:value-type="float">
            <text:p>1760.037</text:p>
          </table:table-cell>
          <table:table-cell table:formula="of:=ROUND(([.E59]*4095)/5)" office:value-type="float" office:value="3648" calcext:value-type="float">
            <text:p>3648</text:p>
          </table:table-cell>
          <table:table-cell office:value-type="float" office:value="57" calcext:value-type="float">
            <text:p>57</text:p>
          </table:table-cell>
          <table:table-cell office:value-type="float" office:value="3648" calcext:value-type="float">
            <text:p>3648</text:p>
          </table:table-cell>
          <table:table-cell table:number-columns-repeated="3"/>
          <table:table-cell table:number-columns-repeated="2" office:value-type="float" office:value="3648" calcext:value-type="float">
            <text:p>3648</text:p>
          </table:table-cell>
        </table:table-row>
        <table:table-row table:style-name="ro1">
          <table:table-cell table:style-name="ce2" office:value-type="string" calcext:value-type="string">
            <text:p>A#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.9167" calcext:value-type="float">
            <text:p>4.9167</text:p>
          </table:table-cell>
          <table:table-cell table:style-name="ce2" office:value-type="float" office:value="4.7194" calcext:value-type="float">
            <text:p>4.7194</text:p>
          </table:table-cell>
          <table:table-cell table:style-name="ce2" office:value-type="float" office:value="1864.6942" calcext:value-type="float">
            <text:p>1864.6942</text:p>
          </table:table-cell>
          <table:table-cell table:formula="of:=ROUND(([.E60]*4095)/5)" office:value-type="float" office:value="3865" calcext:value-type="float">
            <text:p>386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3865" calcext:value-type="float">
            <text:p>3865</text:p>
          </table:table-cell>
          <table:table-cell/>
          <table:table-cell office:value-type="float" office:value="3865" calcext:value-type="float">
            <text:p>3865</text:p>
          </table:table-cell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975.5747" calcext:value-type="float">
            <text:p>1975.5747</text:p>
          </table:table-cell>
          <table:table-cell table:formula="of:=ROUND(([.E61]*4095)/5)" office:value-type="float" office:value="4095" calcext:value-type="float">
            <text:p>4095</text:p>
          </table:table-cell>
          <table:table-cell office:value-type="float" office:value="59" calcext:value-type="float">
            <text:p>59</text:p>
          </table:table-cell>
          <table:table-cell office:value-type="float" office:value="4095" calcext:value-type="float">
            <text:p>4095</text:p>
          </table:table-cell>
          <table:table-cell table:number-columns-repeated="3"/>
          <table:table-cell office:value-type="float" office:value="4095" calcext:value-type="float">
            <text:p>409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t value</text:p>
          </table:table-cell>
          <table:table-cell office:value-type="string" calcext:value-type="string">
            <text:p>Log dac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ROUND((LOG([.F66])/LOG(255))*4095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ROUND((LOG([.F67])/LOG(255))*4095)"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ROUND((LOG([.F68])/LOG(255))*4095)"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ROUND((LOG([.F69])/LOG(255))*4095)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ROUND((LOG([.F70])/LOG(255))*4095)" office:value-type="float" office:value="1189" calcext:value-type="float">
            <text:p>11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ROUND((LOG([.F71])/LOG(255))*4095)" office:value-type="float" office:value="1324" calcext:value-type="float">
            <text:p>13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ROUND((LOG([.F72])/LOG(255))*4095)" office:value-type="float" office:value="1438" calcext:value-type="float">
            <text:p>14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ROUND((LOG([.F73])/LOG(255))*4095)" office:value-type="float" office:value="1537" calcext:value-type="float">
            <text:p>153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ROUND((LOG([.F74])/LOG(255))*4095)" office:value-type="float" office:value="1624" calcext:value-type="float">
            <text:p>16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ROUND((LOG([.F75])/LOG(255))*4095)" office:value-type="float" office:value="1702" calcext:value-type="float">
            <text:p>170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ROUND((LOG([.F76])/LOG(255))*4095)" office:value-type="float" office:value="1772" calcext:value-type="float">
            <text:p>17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ROUND((LOG([.F77])/LOG(255))*4095)" office:value-type="float" office:value="1836" calcext:value-type="float">
            <text:p>183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ROUND((LOG([.F78])/LOG(255))*4095)"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ROUND((LOG([.F79])/LOG(255))*4095)"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ROUND((LOG([.F80])/LOG(255))*4095)"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ROUND((LOG([.F81])/LOG(255))*4095)" office:value-type="float" office:value="2049" calcext:value-type="float">
            <text:p>20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ROUND((LOG([.F82])/LOG(255))*4095)" office:value-type="float" office:value="2094" calcext:value-type="float">
            <text:p>209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ROUND((LOG([.F83])/LOG(255))*4095)"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ROUND((LOG([.F84])/LOG(255))*4095)" office:value-type="float" office:value="2176" calcext:value-type="float">
            <text:p>217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ROUND((LOG([.F85])/LOG(255))*4095)" office:value-type="float" office:value="2214" calcext:value-type="float">
            <text:p>22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ROUND((LOG([.F86])/LOG(255))*4095)"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ROUND((LOG([.F87])/LOG(255))*4095)" office:value-type="float" office:value="2284" calcext:value-type="float">
            <text:p>228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ROUND((LOG([.F88])/LOG(255))*4095)" office:value-type="float" office:value="2317" calcext:value-type="float">
            <text:p>2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ROUND((LOG([.F89])/LOG(255))*4095)" office:value-type="float" office:value="2349" calcext:value-type="float">
            <text:p>23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ROUND((LOG([.F90])/LOG(255))*4095)" office:value-type="float" office:value="2379" calcext:value-type="float">
            <text:p>237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ROUND((LOG([.F91])/LOG(255))*4095)" office:value-type="float" office:value="2408" calcext:value-type="float">
            <text:p>24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ROUND((LOG([.F92])/LOG(255))*4095)" office:value-type="float" office:value="2436" calcext:value-type="float">
            <text:p>243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ROUND((LOG([.F93])/LOG(255))*4095)" office:value-type="float" office:value="2463" calcext:value-type="float">
            <text:p>24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ROUND((LOG([.F94])/LOG(255))*4095)" office:value-type="float" office:value="2488" calcext:value-type="float">
            <text:p>24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ROUND((LOG([.F95])/LOG(255))*4095)" office:value-type="float" office:value="2513" calcext:value-type="float">
            <text:p>25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ROUND((LOG([.F96])/LOG(255))*4095)" office:value-type="float" office:value="2538" calcext:value-type="float">
            <text:p>25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ROUND((LOG([.F97])/LOG(255))*4095)" office:value-type="float" office:value="2561" calcext:value-type="float">
            <text:p>25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ROUND((LOG([.F98])/LOG(255))*4095)" office:value-type="float" office:value="2584" calcext:value-type="float">
            <text:p>258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ROUND((LOG([.F99])/LOG(255))*4095)" office:value-type="float" office:value="2606" calcext:value-type="float">
            <text:p>26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ROUND((LOG([.F100])/LOG(255))*4095)" office:value-type="float" office:value="2627" calcext:value-type="float">
            <text:p>26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ROUND((LOG([.F101])/LOG(255))*4095)" office:value-type="float" office:value="2648" calcext:value-type="float">
            <text:p>26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ROUND((LOG([.F102])/LOG(255))*4095)" office:value-type="float" office:value="2668" calcext:value-type="float">
            <text:p>26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ROUND((LOG([.F103])/LOG(255))*4095)" office:value-type="float" office:value="2688" calcext:value-type="float">
            <text:p>26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ROUND((LOG([.F104])/LOG(255))*4095)" office:value-type="float" office:value="2707" calcext:value-type="float">
            <text:p>270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ROUND((LOG([.F105])/LOG(255))*4095)" office:value-type="float" office:value="2726" calcext:value-type="float">
            <text:p>27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ROUND((LOG([.F106])/LOG(255))*4095)" office:value-type="float" office:value="2744" calcext:value-type="float">
            <text:p>27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ROUND((LOG([.F107])/LOG(255))*4095)" office:value-type="float" office:value="2762" calcext:value-type="float">
            <text:p>27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ROUND((LOG([.F108])/LOG(255))*4095)" office:value-type="float" office:value="2780" calcext:value-type="float">
            <text:p>278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ROUND((LOG([.F109])/LOG(255))*4095)" office:value-type="float" office:value="2797" calcext:value-type="float">
            <text:p>27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ROUND((LOG([.F110])/LOG(255))*4095)" office:value-type="float" office:value="2813" calcext:value-type="float">
            <text:p>28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ROUND((LOG([.F111])/LOG(255))*4095)" office:value-type="float" office:value="2829" calcext:value-type="float">
            <text:p>28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ROUND((LOG([.F112])/LOG(255))*4095)" office:value-type="float" office:value="2845" calcext:value-type="float">
            <text:p>28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ROUND((LOG([.F113])/LOG(255))*4095)" office:value-type="float" office:value="2861" calcext:value-type="float">
            <text:p>28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ROUND((LOG([.F114])/LOG(255))*4095)" office:value-type="float" office:value="2876" calcext:value-type="float">
            <text:p>287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ROUND((LOG([.F115])/LOG(255))*4095)" office:value-type="float" office:value="2891" calcext:value-type="float">
            <text:p>28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ROUND((LOG([.F116])/LOG(255))*4095)" office:value-type="float" office:value="2906" calcext:value-type="float">
            <text:p>29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ROUND((LOG([.F117])/LOG(255))*4095)" office:value-type="float" office:value="2920" calcext:value-type="float">
            <text:p>292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ROUND((LOG([.F118])/LOG(255))*4095)" office:value-type="float" office:value="2934" calcext:value-type="float">
            <text:p>293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ROUND((LOG([.F119])/LOG(255))*4095)" office:value-type="float" office:value="2948" calcext:value-type="float">
            <text:p>29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ROUND((LOG([.F120])/LOG(255))*4095)" office:value-type="float" office:value="2961" calcext:value-type="float">
            <text:p>29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ROUND((LOG([.F121])/LOG(255))*4095)" office:value-type="float" office:value="2975" calcext:value-type="float">
            <text:p>29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ROUND((LOG([.F122])/LOG(255))*4095)" office:value-type="float" office:value="2988" calcext:value-type="float">
            <text:p>29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ROUND((LOG([.F123])/LOG(255))*4095)" office:value-type="float" office:value="3001" calcext:value-type="float">
            <text:p>30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ROUND((LOG([.F124])/LOG(255))*4095)" office:value-type="float" office:value="3013" calcext:value-type="float">
            <text:p>30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ROUND((LOG([.F125])/LOG(255))*4095)" office:value-type="float" office:value="3026" calcext:value-type="float">
            <text:p>30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ROUND((LOG([.F126])/LOG(255))*4095)" office:value-type="float" office:value="3038" calcext:value-type="float">
            <text:p>30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ROUND((LOG([.F127])/LOG(255))*4095)"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ROUND((LOG([.F128])/LOG(255))*4095)" office:value-type="float" office:value="3062" calcext:value-type="float">
            <text:p>30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ROUND((LOG([.F129])/LOG(255))*4095)" office:value-type="float" office:value="3073" calcext:value-type="float">
            <text:p>30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ROUND((LOG([.F130])/LOG(255))*4095)" office:value-type="float" office:value="3085" calcext:value-type="float">
            <text:p>308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ROUND((LOG([.F131])/LOG(255))*4095)" office:value-type="float" office:value="3096" calcext:value-type="float">
            <text:p>30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ROUND((LOG([.F132])/LOG(255))*4095)" office:value-type="float" office:value="3107" calcext:value-type="float">
            <text:p>310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ROUND((LOG([.F133])/LOG(255))*4095)" office:value-type="float" office:value="3118" calcext:value-type="float">
            <text:p>31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ROUND((LOG([.F134])/LOG(255))*4095)" office:value-type="float" office:value="3129" calcext:value-type="float">
            <text:p>31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ROUND((LOG([.F135])/LOG(255))*4095)"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ROUND((LOG([.F136])/LOG(255))*4095)" office:value-type="float" office:value="3150" calcext:value-type="float">
            <text:p>31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ROUND((LOG([.F137])/LOG(255))*4095)" office:value-type="float" office:value="3160" calcext:value-type="float">
            <text:p>31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ROUND((LOG([.F138])/LOG(255))*4095)" office:value-type="float" office:value="3171" calcext:value-type="float">
            <text:p>31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ROUND((LOG([.F139])/LOG(255))*4095)" office:value-type="float" office:value="3181" calcext:value-type="float">
            <text:p>31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ROUND((LOG([.F140])/LOG(255))*4095)" office:value-type="float" office:value="3191" calcext:value-type="float">
            <text:p>31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ROUND((LOG([.F141])/LOG(255))*4095)" office:value-type="float" office:value="3200" calcext:value-type="float">
            <text:p>32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ROUND((LOG([.F142])/LOG(255))*4095)"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ROUND((LOG([.F143])/LOG(255))*4095)"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ROUND((LOG([.F144])/LOG(255))*4095)" office:value-type="float" office:value="3229" calcext:value-type="float">
            <text:p>32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ROUND((LOG([.F145])/LOG(255))*4095)" office:value-type="float" office:value="3238" calcext:value-type="float">
            <text:p>32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ROUND((LOG([.F146])/LOG(255))*4095)" office:value-type="float" office:value="3248" calcext:value-type="float">
            <text:p>32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ROUND((LOG([.F147])/LOG(255))*4095)" office:value-type="float" office:value="3257" calcext:value-type="float">
            <text:p>32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ROUND((LOG([.F148])/LOG(255))*4095)" office:value-type="float" office:value="3266" calcext:value-type="float">
            <text:p>32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ROUND((LOG([.F149])/LOG(255))*4095)" office:value-type="float" office:value="3274" calcext:value-type="float">
            <text:p>32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ROUND((LOG([.F150])/LOG(255))*4095)" office:value-type="float" office:value="3283" calcext:value-type="float">
            <text:p>32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ROUND((LOG([.F151])/LOG(255))*4095)" office:value-type="float" office:value="3292" calcext:value-type="float">
            <text:p>32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ROUND((LOG([.F152])/LOG(255))*4095)"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ROUND((LOG([.F153])/LOG(255))*4095)" office:value-type="float" office:value="3309" calcext:value-type="float">
            <text:p>33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ROUND((LOG([.F154])/LOG(255))*4095)" office:value-type="float" office:value="3317" calcext:value-type="float">
            <text:p>3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ROUND((LOG([.F155])/LOG(255))*4095)" office:value-type="float" office:value="3325" calcext:value-type="float">
            <text:p>33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ROUND((LOG([.F156])/LOG(255))*4095)" office:value-type="float" office:value="3334" calcext:value-type="float">
            <text:p>333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ROUND((LOG([.F157])/LOG(255))*4095)" office:value-type="float" office:value="3342" calcext:value-type="float">
            <text:p>33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ROUND((LOG([.F158])/LOG(255))*4095)"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ROUND((LOG([.F159])/LOG(255))*4095)" office:value-type="float" office:value="3357" calcext:value-type="float">
            <text:p>33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ROUND((LOG([.F160])/LOG(255))*4095)" office:value-type="float" office:value="3365" calcext:value-type="float">
            <text:p>336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ROUND((LOG([.F161])/LOG(255))*4095)" office:value-type="float" office:value="3373" calcext:value-type="float">
            <text:p>33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ROUND((LOG([.F162])/LOG(255))*4095)" office:value-type="float" office:value="3381" calcext:value-type="float">
            <text:p>33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ROUND((LOG([.F163])/LOG(255))*4095)"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ROUND((LOG([.F164])/LOG(255))*4095)" office:value-type="float" office:value="3396" calcext:value-type="float">
            <text:p>33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ROUND((LOG([.F165])/LOG(255))*4095)" office:value-type="float" office:value="3403" calcext:value-type="float">
            <text:p>34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ROUND((LOG([.F166])/LOG(255))*4095)" office:value-type="float" office:value="3411" calcext:value-type="float">
            <text:p>34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ROUND((LOG([.F167])/LOG(255))*4095)" office:value-type="float" office:value="3418" calcext:value-type="float">
            <text:p>34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ROUND((LOG([.F168])/LOG(255))*4095)" office:value-type="float" office:value="3425" calcext:value-type="float">
            <text:p>34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ROUND((LOG([.F169])/LOG(255))*4095)" office:value-type="float" office:value="3432" calcext:value-type="float">
            <text:p>34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ROUND((LOG([.F170])/LOG(255))*4095)" office:value-type="float" office:value="3439" calcext:value-type="float">
            <text:p>34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ROUND((LOG([.F171])/LOG(255))*4095)" office:value-type="float" office:value="3446" calcext:value-type="float">
            <text:p>34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ROUND((LOG([.F172])/LOG(255))*4095)" office:value-type="float" office:value="3453" calcext:value-type="float">
            <text:p>34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ROUND((LOG([.F173])/LOG(255))*4095)"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ROUND((LOG([.F174])/LOG(255))*4095)" office:value-type="float" office:value="3467" calcext:value-type="float">
            <text:p>34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ROUND((LOG([.F175])/LOG(255))*4095)" office:value-type="float" office:value="3474" calcext:value-type="float">
            <text:p>34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ROUND((LOG([.F176])/LOG(255))*4095)" office:value-type="float" office:value="3480" calcext:value-type="float">
            <text:p>348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ROUND((LOG([.F177])/LOG(255))*4095)" office:value-type="float" office:value="3487" calcext:value-type="float">
            <text:p>34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ROUND((LOG([.F178])/LOG(255))*4095)" office:value-type="float" office:value="3494" calcext:value-type="float">
            <text:p>349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ROUND((LOG([.F179])/LOG(255))*4095)"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ROUND((LOG([.F180])/LOG(255))*4095)"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ROUND((LOG([.F181])/LOG(255))*4095)"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ROUND((LOG([.F182])/LOG(255))*4095)" office:value-type="float" office:value="3519" calcext:value-type="float">
            <text:p>35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ROUND((LOG([.F183])/LOG(255))*4095)" office:value-type="float" office:value="3526" calcext:value-type="float">
            <text:p>35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ROUND((LOG([.F184])/LOG(255))*4095)" office:value-type="float" office:value="3532" calcext:value-type="float">
            <text:p>35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ROUND((LOG([.F185])/LOG(255))*4095)" office:value-type="float" office:value="3538" calcext:value-type="float">
            <text:p>35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ROUND((LOG([.F186])/LOG(255))*4095)" office:value-type="float" office:value="3544" calcext:value-type="float">
            <text:p>35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ROUND((LOG([.F187])/LOG(255))*4095)"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ROUND((LOG([.F188])/LOG(255))*4095)" office:value-type="float" office:value="3556" calcext:value-type="float">
            <text:p>35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ROUND((LOG([.F189])/LOG(255))*4095)" office:value-type="float" office:value="3562" calcext:value-type="float">
            <text:p>35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ROUND((LOG([.F190])/LOG(255))*4095)" office:value-type="float" office:value="3568" calcext:value-type="float">
            <text:p>35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ROUND((LOG([.F191])/LOG(255))*4095)" office:value-type="float" office:value="3574" calcext:value-type="float">
            <text:p>3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ROUND((LOG([.F192])/LOG(255))*4095)"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ROUND((LOG([.F193])/LOG(255))*4095)" office:value-type="float" office:value="3586" calcext:value-type="float">
            <text:p>358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ROUND((LOG([.F194])/LOG(255))*4095)" office:value-type="float" office:value="3591" calcext:value-type="float">
            <text:p>35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ROUND((LOG([.F195])/LOG(255))*4095)" office:value-type="float" office:value="3597" calcext:value-type="float">
            <text:p>35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ROUND((LOG([.F196])/LOG(255))*4095)" office:value-type="float" office:value="3603" calcext:value-type="float">
            <text:p>36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ROUND((LOG([.F197])/LOG(255))*4095)" office:value-type="float" office:value="3608" calcext:value-type="float">
            <text:p>36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ROUND((LOG([.F198])/LOG(255))*4095)" office:value-type="float" office:value="3614" calcext:value-type="float">
            <text:p>36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ROUND((LOG([.F199])/LOG(255))*4095)"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ROUND((LOG([.F200])/LOG(255))*4095)" office:value-type="float" office:value="3625" calcext:value-type="float">
            <text:p>36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ROUND((LOG([.F201])/LOG(255))*4095)"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ROUND((LOG([.F202])/LOG(255))*4095)" office:value-type="float" office:value="3636" calcext:value-type="float">
            <text:p>363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ROUND((LOG([.F203])/LOG(255))*4095)" office:value-type="float" office:value="3641" calcext:value-type="float">
            <text:p>364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ROUND((LOG([.F204])/LOG(255))*4095)" office:value-type="float" office:value="3647" calcext:value-type="float">
            <text:p>36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ROUND((LOG([.F205])/LOG(255))*4095)" office:value-type="float" office:value="3652" calcext:value-type="float">
            <text:p>36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ROUND((LOG([.F206])/LOG(255))*4095)" office:value-type="float" office:value="3657" calcext:value-type="float">
            <text:p>36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ROUND((LOG([.F207])/LOG(255))*4095)" office:value-type="float" office:value="3662" calcext:value-type="float">
            <text:p>36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ROUND((LOG([.F208])/LOG(255))*4095)" office:value-type="float" office:value="3668" calcext:value-type="float">
            <text:p>36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ROUND((LOG([.F209])/LOG(255))*4095)" office:value-type="float" office:value="3673" calcext:value-type="float">
            <text:p>36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ROUND((LOG([.F210])/LOG(255))*4095)" office:value-type="float" office:value="3678" calcext:value-type="float">
            <text:p>367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ROUND((LOG([.F211])/LOG(255))*4095)" office:value-type="float" office:value="3683" calcext:value-type="float">
            <text:p>36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ROUND((LOG([.F212])/LOG(255))*4095)" office:value-type="float" office:value="3688" calcext:value-type="float">
            <text:p>36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ROUND((LOG([.F213])/LOG(255))*4095)" office:value-type="float" office:value="3693" calcext:value-type="float">
            <text:p>369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ROUND((LOG([.F214])/LOG(255))*4095)" office:value-type="float" office:value="3698" calcext:value-type="float">
            <text:p>369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ROUND((LOG([.F215])/LOG(255))*4095)" office:value-type="float" office:value="3703" calcext:value-type="float">
            <text:p>37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ROUND((LOG([.F216])/LOG(255))*4095)" office:value-type="float" office:value="3708" calcext:value-type="float">
            <text:p>37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ROUND((LOG([.F217])/LOG(255))*4095)" office:value-type="float" office:value="3713" calcext:value-type="float">
            <text:p>37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ROUND((LOG([.F218])/LOG(255))*4095)" office:value-type="float" office:value="3717" calcext:value-type="float">
            <text:p>37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ROUND((LOG([.F219])/LOG(255))*4095)" office:value-type="float" office:value="3722" calcext:value-type="float">
            <text:p>37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ROUND((LOG([.F220])/LOG(255))*4095)" office:value-type="float" office:value="3727" calcext:value-type="float">
            <text:p>37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ROUND((LOG([.F221])/LOG(255))*4095)" office:value-type="float" office:value="3732" calcext:value-type="float">
            <text:p>37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ROUND((LOG([.F222])/LOG(255))*4095)" office:value-type="float" office:value="3737" calcext:value-type="float">
            <text:p>373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ROUND((LOG([.F223])/LOG(255))*4095)" office:value-type="float" office:value="3741" calcext:value-type="float">
            <text:p>374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ROUND((LOG([.F224])/LOG(255))*4095)" office:value-type="float" office:value="3746" calcext:value-type="float">
            <text:p>37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ROUND((LOG([.F225])/LOG(255))*4095)" office:value-type="float" office:value="3751" calcext:value-type="float">
            <text:p>37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ROUND((LOG([.F226])/LOG(255))*4095)" office:value-type="float" office:value="3755" calcext:value-type="float">
            <text:p>37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ROUND((LOG([.F227])/LOG(255))*4095)"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ROUND((LOG([.F228])/LOG(255))*4095)" office:value-type="float" office:value="3764" calcext:value-type="float">
            <text:p>37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ROUND((LOG([.F229])/LOG(255))*4095)"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ROUND((LOG([.F230])/LOG(255))*4095)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ROUND((LOG([.F231])/LOG(255))*4095)" office:value-type="float" office:value="3778" calcext:value-type="float">
            <text:p>377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ROUND((LOG([.F232])/LOG(255))*4095)" office:value-type="float" office:value="3782" calcext:value-type="float">
            <text:p>37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ROUND((LOG([.F233])/LOG(255))*4095)" office:value-type="float" office:value="3787" calcext:value-type="float">
            <text:p>37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ROUND((LOG([.F234])/LOG(255))*4095)" office:value-type="float" office:value="3791" calcext:value-type="float">
            <text:p>37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ROUND((LOG([.F235])/LOG(255))*4095)" office:value-type="float" office:value="3795" calcext:value-type="float">
            <text:p>37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ROUND((LOG([.F236])/LOG(255))*4095)"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ROUND((LOG([.F237])/LOG(255))*4095)" office:value-type="float" office:value="3804" calcext:value-type="float">
            <text:p>38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ROUND((LOG([.F238])/LOG(255))*4095)" office:value-type="float" office:value="3808" calcext:value-type="float">
            <text:p>38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ROUND((LOG([.F239])/LOG(255))*4095)" office:value-type="float" office:value="3813" calcext:value-type="float">
            <text:p>38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ROUND((LOG([.F240])/LOG(255))*4095)" office:value-type="float" office:value="3817" calcext:value-type="float">
            <text:p>38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ROUND((LOG([.F241])/LOG(255))*4095)" office:value-type="float" office:value="3821" calcext:value-type="float">
            <text:p>38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ROUND((LOG([.F242])/LOG(255))*4095)" office:value-type="float" office:value="3825" calcext:value-type="float">
            <text:p>38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ROUND((LOG([.F243])/LOG(255))*4095)" office:value-type="float" office:value="3829" calcext:value-type="float">
            <text:p>38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ROUND((LOG([.F244])/LOG(255))*4095)" office:value-type="float" office:value="3833" calcext:value-type="float">
            <text:p>38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ROUND((LOG([.F245])/LOG(255))*4095)" office:value-type="float" office:value="3838" calcext:value-type="float">
            <text:p>38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ROUND((LOG([.F246])/LOG(255))*4095)" office:value-type="float" office:value="3842" calcext:value-type="float">
            <text:p>38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ROUND((LOG([.F247])/LOG(255))*4095)" office:value-type="float" office:value="3846" calcext:value-type="float">
            <text:p>38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ROUND((LOG([.F248])/LOG(255))*4095)"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ROUND((LOG([.F249])/LOG(255))*4095)" office:value-type="float" office:value="3854" calcext:value-type="float">
            <text:p>38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ROUND((LOG([.F250])/LOG(255))*4095)" office:value-type="float" office:value="3858" calcext:value-type="float">
            <text:p>38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ROUND((LOG([.F251])/LOG(255))*4095)" office:value-type="float" office:value="3862" calcext:value-type="float">
            <text:p>38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ROUND((LOG([.F252])/LOG(255))*4095)" office:value-type="float" office:value="3866" calcext:value-type="float">
            <text:p>38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ROUND((LOG([.F253])/LOG(255))*4095)"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ROUND((LOG([.F254])/LOG(255))*4095)"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ROUND((LOG([.F255])/LOG(255))*4095)" office:value-type="float" office:value="3878" calcext:value-type="float">
            <text:p>387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ROUND((LOG([.F256])/LOG(255))*4095)" office:value-type="float" office:value="3881" calcext:value-type="float">
            <text:p>38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ROUND((LOG([.F257])/LOG(255))*4095)" office:value-type="float" office:value="3885" calcext:value-type="float">
            <text:p>388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ROUND((LOG([.F258])/LOG(255))*4095)" office:value-type="float" office:value="3889" calcext:value-type="float">
            <text:p>38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ROUND((LOG([.F259])/LOG(255))*4095)" office:value-type="float" office:value="3893" calcext:value-type="float">
            <text:p>389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ROUND((LOG([.F260])/LOG(255))*4095)" office:value-type="float" office:value="3897" calcext:value-type="float">
            <text:p>38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ROUND((LOG([.F261])/LOG(255))*4095)" office:value-type="float" office:value="3901" calcext:value-type="float">
            <text:p>39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ROUND((LOG([.F262])/LOG(255))*4095)" office:value-type="float" office:value="3904" calcext:value-type="float">
            <text:p>39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ROUND((LOG([.F263])/LOG(255))*4095)" office:value-type="float" office:value="3908" calcext:value-type="float">
            <text:p>39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ROUND((LOG([.F264])/LOG(255))*4095)" office:value-type="float" office:value="3912" calcext:value-type="float">
            <text:p>39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ROUND((LOG([.F265])/LOG(255))*4095)" office:value-type="float" office:value="3915" calcext:value-type="float">
            <text:p>39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ROUND((LOG([.F266])/LOG(255))*4095)" office:value-type="float" office:value="3919" calcext:value-type="float">
            <text:p>39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ROUND((LOG([.F267])/LOG(255))*4095)" office:value-type="float" office:value="3923" calcext:value-type="float">
            <text:p>39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ROUND((LOG([.F268])/LOG(255))*4095)" office:value-type="float" office:value="3926" calcext:value-type="float">
            <text:p>39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ROUND((LOG([.F269])/LOG(255))*4095)"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ROUND((LOG([.F270])/LOG(255))*4095)" office:value-type="float" office:value="3934" calcext:value-type="float">
            <text:p>393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ROUND((LOG([.F271])/LOG(255))*4095)" office:value-type="float" office:value="3937" calcext:value-type="float">
            <text:p>393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ROUND((LOG([.F272])/LOG(255))*4095)" office:value-type="float" office:value="3941" calcext:value-type="float">
            <text:p>394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ROUND((LOG([.F273])/LOG(255))*4095)" office:value-type="float" office:value="3944" calcext:value-type="float">
            <text:p>39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ROUND((LOG([.F274])/LOG(255))*4095)" office:value-type="float" office:value="3948" calcext:value-type="float">
            <text:p>39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ROUND((LOG([.F275])/LOG(255))*4095)" office:value-type="float" office:value="3952" calcext:value-type="float">
            <text:p>39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ROUND((LOG([.F276])/LOG(255))*4095)" office:value-type="float" office:value="3955" calcext:value-type="float">
            <text:p>39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ROUND((LOG([.F277])/LOG(255))*4095)" office:value-type="float" office:value="3959" calcext:value-type="float">
            <text:p>395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ROUND((LOG([.F278])/LOG(255))*4095)" office:value-type="float" office:value="3962" calcext:value-type="float">
            <text:p>39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ROUND((LOG([.F279])/LOG(255))*4095)" office:value-type="float" office:value="3965" calcext:value-type="float">
            <text:p>396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ROUND((LOG([.F280])/LOG(255))*4095)" office:value-type="float" office:value="3969" calcext:value-type="float">
            <text:p>39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ROUND((LOG([.F281])/LOG(255))*4095)" office:value-type="float" office:value="3972" calcext:value-type="float">
            <text:p>39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ROUND((LOG([.F282])/LOG(255))*4095)" office:value-type="float" office:value="3976" calcext:value-type="float">
            <text:p>397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ROUND((LOG([.F283])/LOG(255))*4095)" office:value-type="float" office:value="3979" calcext:value-type="float">
            <text:p>397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ROUND((LOG([.F284])/LOG(255))*4095)" office:value-type="float" office:value="3983" calcext:value-type="float">
            <text:p>39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ROUND((LOG([.F285])/LOG(255))*4095)" office:value-type="float" office:value="3986" calcext:value-type="float">
            <text:p>398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ROUND((LOG([.F286])/LOG(255))*4095)" office:value-type="float" office:value="3989" calcext:value-type="float">
            <text:p>39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ROUND((LOG([.F287])/LOG(255))*4095)" office:value-type="float" office:value="3993" calcext:value-type="float">
            <text:p>399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ROUND((LOG([.F288])/LOG(255))*4095)" office:value-type="float" office:value="3996" calcext:value-type="float">
            <text:p>39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ROUND((LOG([.F289])/LOG(255))*4095)" office:value-type="float" office:value="3999" calcext:value-type="float">
            <text:p>39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ROUND((LOG([.F290])/LOG(255))*4095)" office:value-type="float" office:value="4003" calcext:value-type="float">
            <text:p>40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ROUND((LOG([.F291])/LOG(255))*4095)" office:value-type="float" office:value="4006" calcext:value-type="float">
            <text:p>40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ROUND((LOG([.F292])/LOG(255))*4095)" office:value-type="float" office:value="4009" calcext:value-type="float">
            <text:p>40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ROUND((LOG([.F293])/LOG(255))*4095)" office:value-type="float" office:value="4012" calcext:value-type="float">
            <text:p>40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ROUND((LOG([.F294])/LOG(255))*4095)"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ROUND((LOG([.F295])/LOG(255))*4095)" office:value-type="float" office:value="4019" calcext:value-type="float">
            <text:p>40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ROUND((LOG([.F296])/LOG(255))*4095)" office:value-type="float" office:value="4022" calcext:value-type="float">
            <text:p>40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ROUND((LOG([.F297])/LOG(255))*4095)" office:value-type="float" office:value="4025" calcext:value-type="float">
            <text:p>40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ROUND((LOG([.F298])/LOG(255))*4095)" office:value-type="float" office:value="4028" calcext:value-type="float">
            <text:p>40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ROUND((LOG([.F299])/LOG(255))*4095)" office:value-type="float" office:value="4031" calcext:value-type="float">
            <text:p>40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ROUND((LOG([.F300])/LOG(255))*4095)" office:value-type="float" office:value="4035" calcext:value-type="float">
            <text:p>40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ROUND((LOG([.F301])/LOG(255))*4095)" office:value-type="float" office:value="4038" calcext:value-type="float">
            <text:p>40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ROUND((LOG([.F302])/LOG(255))*4095)" office:value-type="float" office:value="4041" calcext:value-type="float">
            <text:p>404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ROUND((LOG([.F303])/LOG(255))*4095)" office:value-type="float" office:value="4044" calcext:value-type="float">
            <text:p>40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ROUND((LOG([.F304])/LOG(255))*4095)" office:value-type="float" office:value="4047" calcext:value-type="float">
            <text:p>40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ROUND((LOG([.F305])/LOG(255))*4095)"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ROUND((LOG([.F306])/LOG(255))*4095)" office:value-type="float" office:value="4053" calcext:value-type="float">
            <text:p>40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ROUND((LOG([.F307])/LOG(255))*4095)" office:value-type="float" office:value="4056" calcext:value-type="float">
            <text:p>40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ROUND((LOG([.F308])/LOG(255))*4095)" office:value-type="float" office:value="4059" calcext:value-type="float">
            <text:p>405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ROUND((LOG([.F309])/LOG(255))*4095)" office:value-type="float" office:value="4062" calcext:value-type="float">
            <text:p>40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ROUND((LOG([.F310])/LOG(255))*4095)" office:value-type="float" office:value="4065" calcext:value-type="float">
            <text:p>406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ROUND((LOG([.F311])/LOG(255))*4095)" office:value-type="float" office:value="4068" calcext:value-type="float">
            <text:p>40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ROUND((LOG([.F312])/LOG(255))*4095)" office:value-type="float" office:value="4071" calcext:value-type="float">
            <text:p>40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ROUND((LOG([.F313])/LOG(255))*4095)" office:value-type="float" office:value="4074" calcext:value-type="float">
            <text:p>40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ROUND((LOG([.F314])/LOG(255))*4095)" office:value-type="float" office:value="4077" calcext:value-type="float">
            <text:p>40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ROUND((LOG([.F315])/LOG(255))*4095)" office:value-type="float" office:value="4080" calcext:value-type="float">
            <text:p>408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ROUND((LOG([.F316])/LOG(255))*4095)" office:value-type="float" office:value="4083" calcext:value-type="float">
            <text:p>40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ROUND((LOG([.F317])/LOG(255))*4095)" office:value-type="float" office:value="4086" calcext:value-type="float">
            <text:p>408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ROUND((LOG([.F318])/LOG(255))*4095)" office:value-type="float" office:value="4089" calcext:value-type="float">
            <text:p>40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ROUND((LOG([.F319])/LOG(255))*4095)" office:value-type="float" office:value="4092" calcext:value-type="float">
            <text:p>40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ROUND((LOG([.F320])/LOG(255))*4095)" office:value-type="float" office:value="4095" calcext:value-type="float">
            <text:p>40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17:27:23.214448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7:13:50.647306915</meta:creation-date>
    <dc:date>2020-06-25T08:59:48.477742657</dc:date>
    <meta:editing-duration>P1DT14H59M49S</meta:editing-duration>
    <meta:editing-cycles>10</meta:editing-cycles>
    <meta:generator>LibreOffice/5.1.6.2$Linux_X86_64 LibreOffice_project/10m0$Build-2</meta:generator>
    <meta:document-statistic meta:table-count="1" meta:cell-count="1213" meta:object-count="0"/>
  </office:meta>
</office:document-meta>
</file>